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bold" officeooo:rsid="0020c260" officeooo:paragraph-rsid="0020c260" style:font-weight-asian="bold" style:font-weight-complex="bold" loext:padding="0cm" loext:border="none"/>
    </style:style>
    <style:style style:name="P3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loext:padding="0cm" loext:border="none"/>
    </style:style>
    <style:style style:name="T1" style:family="text">
      <style:text-properties officeooo:rsid="002127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bora Janaine lagos Soares</text:p>
      <text:p text:style-name="P1"/>
      <text:p text:style-name="P1">Soft Skills</text:p>
      <text:list text:style-name="L1">
        <text:list-item>
          <text:p text:style-name="P3">Comunicação</text:p>
        </text:list-item>
        <text:list-item>
          <text:p text:style-name="P3">Trabalho em equipe</text:p>
        </text:list-item>
        <text:list-item>
          <text:p text:style-name="P3">Resolução de problemas</text:p>
        </text:list-item>
        <text:list-item>
          <text:p text:style-name="P3">Pensamento <text:span text:style-name="T1">c</text:span>ritico</text:p>
        </text:list-item>
        <text:list-item>
          <text:p text:style-name="P3">Empatia</text:p>
        </text:list-item>
        <text:list-item>
          <text:p text:style-name="P3">Resiliênc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08:12:32.083000000</meta:creation-date>
    <dc:date>2023-10-05T17:27:36.620000000</dc:date>
    <meta:editing-duration>PT4M5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8" meta:word-count="23" meta:character-count="131" meta:non-whitespace-character-count="122"/>
  </office:meta>
</office:document-meta>
</file>